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1" svg:font-family="'Times New Roman'"/>
    <style:font-face style:name="Verdana" svg:font-family="Verdana, 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bold" style:font-size-asian="14pt" style:font-size-complex="14pt"/>
    </style:style>
    <style:style style:name="P9" style:family="paragraph" style:parent-style-name="Standard">
      <style:paragraph-properties fo:margin-left="13.757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Text_20_body">
      <style:paragraph-properties fo:margin-left="0.635cm" fo:margin-right="0cm" fo:margin-top="0cm" fo:margin-bottom="0cm" fo:text-align="justify" style:justify-single-word="false" fo:orphans="2" fo:widows="2" fo:text-indent="0cm" style:auto-text-indent="false"/>
      <style:text-properties fo:font-size="12pt"/>
    </style:style>
    <style:style style:name="P11" style:family="paragraph" style:parent-style-name="Text_20_body">
      <style:paragraph-properties fo:margin-left="1.6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12" style:family="paragraph" style:parent-style-name="Text_20_body">
      <style:paragraph-properties fo:margin-left="0.028cm" fo:margin-right="0cm" fo:margin-top="0cm" fo:margin-bottom="0cm" fo:text-align="justify" style:justify-single-word="false" fo:orphans="2" fo:widows="2" fo:text-indent="0cm" style:auto-text-indent="false"/>
      <style:text-properties fo:font-size="12pt"/>
    </style:style>
    <style:style style:name="P13" style:family="paragraph" style:parent-style-name="Text_20_body">
      <style:paragraph-properties fo:margin-left="0.635cm" fo:margin-right="0cm" fo:margin-top="0cm" fo:margin-bottom="0cm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14" style:family="paragraph" style:parent-style-name="Text_20_body">
      <style:paragraph-properties fo:margin-left="0.635cm" fo:margin-right="0cm" fo:margin-top="0cm" fo:margin-bottom="0cm" fo:text-align="justify" style:justify-single-word="false" fo:orphans="2" fo:widows="2" fo:text-indent="0cm" style:auto-text-indent="false"/>
      <style:text-properties fo:font-variant="normal" fo:text-transform="none" fo:color="#000000" style:font-name="Verdana" fo:font-size="12pt" fo:letter-spacing="normal" fo:font-style="normal" fo:font-weight="normal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fo:color="#000000" style:font-name="Verdana" fo:letter-spacing="normal" fo:font-style="normal" fo:font-weight="normal"/>
    </style:style>
    <style:style style:name="T5" style:family="text">
      <style:text-properties fo:font-variant="normal" fo:text-transform="none" fo:color="#000000" style:font-name="Verdana" fo:font-size="16pt" fo:letter-spacing="normal" fo:font-style="normal" fo:font-weight="bold" style:font-size-asian="16pt" style:font-weight-asian="bold" style:font-size-complex="16pt" style:font-weight-complex="bold"/>
    </style:style>
    <style:style style:name="T6" style:family="text">
      <style:text-properties fo:font-variant="normal" fo:text-transform="none" fo:color="#000000" fo:font-size="16pt" fo:letter-spacing="normal" fo:font-weight="bold" style:font-size-asian="16pt" style:font-weight-asian="bold" style:font-size-complex="16pt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3f5fbf"/>
    </style:style>
    <style:style style:name="T11" style:family="text">
      <style:text-properties fo:color="#3f5fbf" style:text-underline-style="solid" style:text-underline-width="auto" style:text-underline-color="font-color"/>
    </style:style>
    <style:style style:name="T12" style:family="text">
      <style:text-properties fo:color="#7f7f9f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7f9fbf" fo:font-weight="bold" style:font-weight-asian="bold" style:font-weight-complex="bold"/>
    </style:style>
    <style:style style:name="T15" style:family="text">
      <style:text-properties fo:color="#0000c0"/>
    </style:style>
    <style:style style:name="T16" style:family="text">
      <style:text-properties fo:color="#0000c0" fo:font-style="italic" style:font-style-asian="italic" style:font-style-complex="italic"/>
    </style:style>
    <style:style style:name="T17" style:family="text">
      <style:text-properties fo:color="#2a00ff"/>
    </style:style>
    <style:style style:name="T18" style:family="text">
      <style:text-properties style:font-name="Times New Roman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marker-end="Line_20_Arrow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 </text:p>
      <text:p text:style-name="P1">«Київський політехнічний інститут»</text:p>
      <text:p text:style-name="P1">Факультет інформатики и обчислювальної техніки </text:p>
      <text:p text:style-name="P1">Кафедра обчислювальної техніки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 РОБОТА </text:span><text:span text:style-name="T6">№</text:span><text:span text:style-name="T5">2</text:span><text:span text:style-name="T1"> </text:span></text:p>
      <text:p text:style-name="P1"><text:span text:style-name="T2">«Організація вводу/виводу засобами Java (java.io, java.nio)»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Виконав: <text:s text:c="4"/>ст. гр. ІО-92 </text:p>
      <text:p text:style-name="P9"><text:tab/> <text:s text:c="9"/>Петрук В.О. </text:p>
      <text:p text:style-name="P9">Перевірив: Болдак А. А. </text:p>
      <text:p text:style-name="P9"/>
      <text:p text:style-name="P9"/>
      <text:p text:style-name="P9"/>
      <text:p text:style-name="P9"/>
      <text:p text:style-name="P9"/>
      <text:p text:style-name="P4">Київ 2011</text:p>
      <text:p text:style-name="P2"><text:soft-page-break/><text:span text:style-name="T3">Мета</text:span>: Отримання базових навичок з використання мови XML. Вивчення функціональних можливостей пакетів java.io та java.nio. Ознайомлення з механізмом підтримки стійкості даних. Отримання навичок з організації вводу/виводу та серіалізації.</text:p>
      <text:p text:style-name="P8">Завдання</text:p>
      <text:p text:style-name="P13">1. Вивчити структуру і функціональні можливості пакетів вводу/виводу java.io та java.nio. Володіти концепцією потоків вводу/виводу (байтових та символьних), механізмом використання буферів і каналів.</text:p>
      <text:p text:style-name="P13">2. Ознайомитись з засобами підтримки стійкості даних. Вільно володіти механізмом серіалізації (інтерфейси Serializable та Externalizable)</text:p>
      <text:p text:style-name="P14">3. Ознайомитись з механізмом виключень (Exceptions). Вміти перехоплювати виключення.</text:p>
      <text:p text:style-name="P10"><text:span text:style-name="T4">4. Створити клас CSVProcessor для роботи з CSV-файлами. У класі CSVProcessor реалізувати методи завантаження/вивантаження CSV-файлу в/з агрегований об’єкт класу ArrayList,</text:span> <text:span text:style-name="T4">в якому знаходяться рядки CSV-файлу. Реалізувати методи серіалізації/десеріалізації агрегованого об’єкту класу ArrayList в файлі serialized.dat.</text:span></text:p>
      <text:p text:style-name="P14">5. Створити тестовий клас TestIO, в методі main() якого виконати наступні дії (за допомогою класу CSVProcessor і класів з пакетів java.io, java.nio):</text:p>
      <text:p text:style-name="P11">А – перевірити чи існує файл serialized.dat, якщо існує – виконати десеріалізацію даних і перейти до пп. Д;</text:p>
      <text:p text:style-name="P11">Б – ввести з консолі ім’я CSV-файлу;</text:p>
      <text:p text:style-name="P11">В – перехоплюючи виключення вводу/виводу спробувати завантажити CSV-файл, в разі виникнення виключень повторювати пп. Б і В тричі після чого викинути виключення на рівень вище (перервавши виконання програми)</text:p>
      <text:p text:style-name="P11">Г – виконати серіалізацію даних в файл serialized.dat;</text:p>
      <text:p text:style-name="P11">Д – вивести на консоль дані з агрегованого об’єкту класу ArrayList.</text:p>
      <text:p text:style-name="P12">UML-діаграма</text:p>
      <text:p text:style-name="P2"><draw:g text:anchor-type="paragraph" draw:z-index="0" draw:style-name="gr1"><draw:g draw:style-name="gr2"><draw:rect draw:style-name="gr3" draw:text-style-name="P15" svg:width="4.943cm" svg:height="0.98cm" svg:x="11.967cm" svg:y="0.504cm"><text:p text:style-name="P15">TestIO</text:p></draw:rect><draw:rect draw:style-name="gr3" draw:text-style-name="P15" svg:width="4.977cm" svg:height="1.581cm" svg:x="11.967cm" svg:y="1.483cm"><text:p text:style-name="P15">+ main (args: String[]):void</text:p></draw:rect></draw:g><draw:line draw:style-name="gr4" draw:text-style-name="P15" svg:x1="8.777cm" svg:y1="0.85cm" svg:x2="11.968cm" svg:y2="0.85cm"><text:p/></draw:line><draw:g draw:style-name="gr2"><draw:rect draw:style-name="gr3" draw:text-style-name="P15" svg:width="7.877cm" svg:height="3.051cm" svg:x="0.863cm" svg:y="2.342cm"><text:p text:style-name="P16"><text:span text:style-name="T18">+ readFromFile(nameOfFile:String):void</text:span></text:p><text:p text:style-name="P16">+ <text:s/>writeToFile(nameOfFile<text:span text:style-name="T18">:String</text:span>)<text:span text:style-name="T18">:void</text:span></text:p><text:p text:style-name="P16">+ serializeObject(nameOfFile<text:span text:style-name="T18">:String</text:span>)<text:span text:style-name="T18">:void</text:span></text:p><text:p text:style-name="P16">+ deserializeObject(nameOfFile<text:span text:style-name="T18">:String</text:span>)<text:span text:style-name="T18">:void</text:span></text:p><text:p text:style-name="P16">+ print()<text:span text:style-name="T18">:void </text:span></text:p></draw:rect><draw:rect draw:style-name="gr3" draw:text-style-name="P15" svg:width="7.912cm" svg:height="1.064cm" svg:x="0.865cm" svg:y="0.386cm"><text:p text:style-name="P15">CSVProcessor</text:p></draw:rect><draw:rect draw:style-name="gr3" draw:text-style-name="P16" svg:width="7.875cm" svg:height="0.893cm" svg:x="0.865cm" svg:y="1.45cm"><text:p text:style-name="P16">- lines: ArrayList&lt;String&gt; <text:s text:c="29"/></text:p></draw:rect></draw:g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ласс CSVProcessor </text:p>
      <text:p text:style-name="P3"><text:span text:style-name="T9">package</text:span> com.lab111.Lab2;</text:p>
      <text:p text:style-name="P5"/>
      <text:p text:style-name="P5"><text:span text:style-name="T9">import</text:span><text:span text:style-name="T7"> java.util.ArrayList;</text:span></text:p>
      <text:p text:style-name="P5"><text:span text:style-name="T9">import</text:span><text:span text:style-name="T7"> java.io.BufferedReader;</text:span></text:p>
      <text:p text:style-name="P5"><text:span text:style-name="T9">import</text:span><text:span text:style-name="T7"> java.io.BufferedWriter;</text:span></text:p>
      <text:p text:style-name="P5"><text:span text:style-name="T9">import</text:span><text:span text:style-name="T7"> java.io.FileInputStream;</text:span></text:p>
      <text:p text:style-name="P5"><text:span text:style-name="T9">import</text:span><text:span text:style-name="T7"> java.io.FileNotFoundException;</text:span></text:p>
      <text:p text:style-name="P5"><text:span text:style-name="T9">import</text:span><text:span text:style-name="T7"> java.io.FileOutputStream;</text:span></text:p>
      <text:p text:style-name="P5"><text:span text:style-name="T9">import</text:span><text:span text:style-name="T7"> java.io.FileReader;</text:span></text:p>
      <text:p text:style-name="P5"><text:span text:style-name="T9">import</text:span><text:span text:style-name="T7"> java.io.FileWriter;</text:span></text:p>
      <text:p text:style-name="P5"><text:span text:style-name="T9">import</text:span><text:span text:style-name="T7"> java.io.IOException;</text:span></text:p>
      <text:p text:style-name="P5"><text:span text:style-name="T9">import</text:span><text:span text:style-name="T7"> java.io.ObjectInputStream;</text:span></text:p>
      <text:p text:style-name="P5"><text:span text:style-name="T9">import</text:span><text:span text:style-name="T7"> java.io.ObjectOutputStream;</text:span></text:p>
      <text:p text:style-name="P5"><text:span text:style-name="T9">import</text:span><text:span text:style-name="T7"> java.io.Serializable;</text:span></text:p>
      <text:p text:style-name="P6"><text:soft-page-break/>/**</text:p>
      <text:p text:style-name="P5"><text:span text:style-name="T10"><text:s/>*A class for the reading, writing CSV</text:span><text:span text:style-name="T12">-</text:span><text:span text:style-name="T10">files </text:span></text:p>
      <text:p text:style-name="P6"><text:s/>*from the array and serializing/<text:span text:style-name="T13">deserializing</text:span> objects</text:p>
      <text:p text:style-name="P5"><text:span text:style-name="T10"><text:s/>* </text:span><text:span text:style-name="T14">@author</text:span><text:span text:style-name="T10"> </text:span><text:span text:style-name="T11">yozhik</text:span></text:p>
      <text:p text:style-name="P6"><text:s/>*/</text:p>
      <text:p text:style-name="P5"><text:span text:style-name="T9">public</text:span><text:span text:style-name="T7"> </text:span><text:span text:style-name="T9">class</text:span><text:span text:style-name="T7"> </text:span><text:span text:style-name="T8">CSVProcessor</text:span><text:span text:style-name="T7"> </text:span><text:span text:style-name="T9">implements</text:span><text:span text:style-name="T7"> Serializable{</text:span></text:p>
      <text:p text:style-name="P5"><text:span text:style-name="T7"><text:tab/></text:span><text:span text:style-name="T10">/**</text:span></text:p>
      <text:p text:style-name="P5"><text:span text:style-name="T10"><text:tab/> * array for store strings of CSV</text:span><text:span text:style-name="T12">-</text:span><text:span text:style-name="T10">file</text:span></text:p>
      <text:p text:style-name="P6"><text:tab/> */</text:p>
      <text:p text:style-name="P5"><text:span text:style-name="T7"><text:tab/></text:span><text:span text:style-name="T9">private</text:span><text:span text:style-name="T7"> ArrayList&lt;String&gt; </text:span><text:span text:style-name="T15">lines</text:span><text:span text:style-name="T7">=</text:span><text:span text:style-name="T9">new</text:span><text:span text:style-name="T7"> ArrayList&lt;String&gt;(); </text:span></text:p>
      <text:p text:style-name="P5"><text:span text:style-name="T7"><text:tab/></text:span><text:span text:style-name="T10">/**</text:span></text:p>
      <text:p text:style-name="P5"><text:span text:style-name="T10"><text:tab/> * A method for the reading CSV</text:span><text:span text:style-name="T12">-</text:span><text:span text:style-name="T10">files</text:span></text:p>
      <text:p text:style-name="P5"><text:span text:style-name="T10"><text:tab/> * </text:span><text:span text:style-name="T14">@param</text:span><text:span text:style-name="T10"> nameOfFile</text:span></text:p>
      <text:p text:style-name="P5"><text:span text:style-name="T10"><text:tab/> * </text:span><text:span text:style-name="T14">@throws</text:span><text:span text:style-name="T10"> IOException</text:span></text:p>
      <text:p text:style-name="P6"><text:tab/> */</text:p>
      <text:p text:style-name="P5"><text:span text:style-name="T7"><text:tab/></text:span><text:span text:style-name="T9">public</text:span><text:span text:style-name="T7"> <text:s/></text:span><text:span text:style-name="T9">void</text:span><text:span text:style-name="T7"> readFromFile(String nameOfFile) </text:span><text:span text:style-name="T9">throws</text:span><text:span text:style-name="T7"> FileNotFoundException,IOException{</text:span></text:p>
      <text:p text:style-name="P5"><text:span text:style-name="T7"><text:tab/><text:tab/>BufferedReader file=</text:span><text:span text:style-name="T9">new</text:span><text:span text:style-name="T7"> BufferedReader(</text:span><text:span text:style-name="T9">new</text:span><text:span text:style-name="T7"> FileReader(nameOfFile));</text:span></text:p>
      <text:p text:style-name="P5"><text:span text:style-name="T7"><text:tab/><text:tab/>String line=</text:span><text:span text:style-name="T17">""</text:span><text:span text:style-name="T7">;</text:span></text:p>
      <text:p text:style-name="P5"><text:span text:style-name="T7"><text:tab/><text:tab/></text:span><text:span text:style-name="T9">while</text:span><text:span text:style-name="T7"> ((line=file.readLine())!=</text:span><text:span text:style-name="T9">null</text:span><text:span text:style-name="T7">){</text:span></text:p>
      <text:p text:style-name="P5"><text:span text:style-name="T7"><text:tab/><text:tab/><text:tab/></text:span><text:span text:style-name="T15">lines</text:span><text:span text:style-name="T7">.add(line);</text:span></text:p>
      <text:p text:style-name="P7"><text:tab/><text:tab/>}</text:p>
      <text:p text:style-name="P5"><text:span text:style-name="T7"><text:tab/><text:tab/></text:span><text:span text:style-name="T9">if</text:span><text:span text:style-name="T7"> (file!=</text:span><text:span text:style-name="T9">null</text:span><text:span text:style-name="T7">)</text:span></text:p>
      <text:p text:style-name="P7"><text:tab/><text:tab/><text:tab/>file.close();</text:p>
      <text:p text:style-name="P7"><text:tab/>}</text:p>
      <text:p text:style-name="P5"><text:span text:style-name="T7"><text:tab/></text:span><text:span text:style-name="T10">/**</text:span></text:p>
      <text:p text:style-name="P5"><text:span text:style-name="T10"><text:tab/> * The method for the writing CSV</text:span><text:span text:style-name="T12">-</text:span><text:span text:style-name="T10">files</text:span></text:p>
      <text:p text:style-name="P6"><text:tab/> * from the array</text:p>
      <text:p text:style-name="P5"><text:span text:style-name="T10"><text:tab/> * </text:span><text:span text:style-name="T14">@param</text:span><text:span text:style-name="T10"> nameOfFile</text:span></text:p>
      <text:p text:style-name="P5"><text:span text:style-name="T10"><text:tab/> * </text:span><text:span text:style-name="T14">@throws</text:span><text:span text:style-name="T10"> IOException</text:span></text:p>
      <text:p text:style-name="P6"><text:tab/> */</text:p>
      <text:p text:style-name="P5"><text:span text:style-name="T7"><text:tab/></text:span><text:span text:style-name="T9">public</text:span><text:span text:style-name="T7"> </text:span><text:span text:style-name="T9">void</text:span><text:span text:style-name="T7"> writeToFile(String nameOfFile)</text:span><text:span text:style-name="T9">throws</text:span><text:span text:style-name="T7"> FileNotFoundException,IOException{</text:span></text:p>
      <text:p text:style-name="P5"><text:span text:style-name="T7"><text:tab/><text:tab/>BufferedWriter file=</text:span><text:span text:style-name="T9">new</text:span><text:span text:style-name="T7"> BufferedWriter(</text:span><text:span text:style-name="T9">new</text:span><text:span text:style-name="T7"> FileWriter(nameOfFile));</text:span></text:p>
      <text:p text:style-name="P5"><text:span text:style-name="T7"><text:tab/><text:tab/></text:span><text:span text:style-name="T9">for</text:span><text:span text:style-name="T7">(</text:span><text:span text:style-name="T9">int</text:span><text:span text:style-name="T7"> i=0; i&lt;</text:span><text:span text:style-name="T15">lines</text:span><text:span text:style-name="T7">.size();i++){</text:span></text:p>
      <text:p text:style-name="P5"><text:span text:style-name="T7"><text:tab/><text:tab/><text:tab/>file.write(</text:span><text:span text:style-name="T15">lines</text:span><text:span text:style-name="T7">.get(i)+</text:span><text:span text:style-name="T17">"\n"</text:span><text:span text:style-name="T7">);</text:span></text:p>
      <text:p text:style-name="P7"><text:tab/><text:tab/>}</text:p>
      <text:p text:style-name="P5"><text:span text:style-name="T7"><text:tab/><text:tab/></text:span><text:span text:style-name="T9">if</text:span><text:span text:style-name="T7">(file!=</text:span><text:span text:style-name="T9">null</text:span><text:span text:style-name="T7">){</text:span></text:p>
      <text:p text:style-name="P7"><text:tab/><text:tab/><text:tab/>file.close();</text:p>
      <text:p text:style-name="P7"><text:tab/><text:tab/>}</text:p>
      <text:p text:style-name="P7"><text:tab/>}</text:p>
      <text:p text:style-name="P5"><text:span text:style-name="T7"><text:tab/></text:span><text:span text:style-name="T10">/**</text:span></text:p>
      <text:p text:style-name="P6"><text:tab/> * Method for the serializing object to the file</text:p>
      <text:p text:style-name="P5"><text:span text:style-name="T10"><text:tab/> * </text:span><text:span text:style-name="T14">@param</text:span><text:span text:style-name="T10"> nameOfFile</text:span></text:p>
      <text:p text:style-name="P5"><text:span text:style-name="T10"><text:tab/> * </text:span><text:span text:style-name="T14">@throws</text:span><text:span text:style-name="T10"> IOException</text:span></text:p>
      <text:p text:style-name="P6"><text:tab/> */</text:p>
      <text:p text:style-name="P5"><text:span text:style-name="T7"><text:tab/></text:span><text:span text:style-name="T9">public</text:span><text:span text:style-name="T7"> </text:span><text:span text:style-name="T9">void</text:span><text:span text:style-name="T7"> serializeObject(String nameOfFile) </text:span><text:span text:style-name="T9">throws</text:span><text:span text:style-name="T7"> FileNotFoundException,IOException{</text:span></text:p>
      <text:p text:style-name="P5"><text:span text:style-name="T7"><text:tab/><text:tab/>ObjectOutputStream object=</text:span><text:span text:style-name="T9">new</text:span><text:span text:style-name="T7"> ObjectOutputStream(</text:span><text:span text:style-name="T9">new</text:span><text:span text:style-name="T7"> FileOutputStream(nameOfFile));</text:span></text:p>
      <text:p text:style-name="P5"><text:span text:style-name="T7"><text:tab/><text:tab/>object.writeObject(</text:span><text:span text:style-name="T15">lines</text:span><text:span text:style-name="T7">);</text:span></text:p>
      <text:p text:style-name="P5"><text:span text:style-name="T7"><text:tab/><text:tab/></text:span><text:span text:style-name="T9">if</text:span><text:span text:style-name="T7">(object!=</text:span><text:span text:style-name="T9">null</text:span><text:span text:style-name="T7">)</text:span></text:p>
      <text:p text:style-name="P7"><text:tab/><text:tab/><text:tab/>object.close();</text:p>
      <text:p text:style-name="P7"><text:tab/>}</text:p>
      <text:p text:style-name="P5"><text:span text:style-name="T7"><text:tab/></text:span><text:span text:style-name="T10">/**</text:span></text:p>
      <text:p text:style-name="P6"><text:tab/> * The method for the <text:span text:style-name="T13">deserializing</text:span> object from the file</text:p>
      <text:p text:style-name="P5"><text:span text:style-name="T10"><text:tab/> * </text:span><text:span text:style-name="T14">@param</text:span><text:span text:style-name="T10"> nameOfFile</text:span></text:p>
      <text:p text:style-name="P5"><text:span text:style-name="T10"><text:tab/> * </text:span><text:span text:style-name="T14">@throws</text:span><text:span text:style-name="T10"> IOException, ClassNotFoundException</text:span></text:p>
      <text:p text:style-name="P6"><text:tab/> */</text:p>
      <text:p text:style-name="P5"><text:span text:style-name="T7"><text:tab/></text:span><text:span text:style-name="T9">public</text:span><text:span text:style-name="T7"> </text:span><text:span text:style-name="T9">void</text:span><text:span text:style-name="T7"> deserializeObject(String nameOfFile)</text:span><text:span text:style-name="T9">throws</text:span><text:span text:style-name="T7"> FileNotFoundException, IOException, ClassNotFoundException{</text:span></text:p>
      <text:p text:style-name="P5"><text:span text:style-name="T7"><text:tab/><text:tab/>ObjectInputStream file=</text:span><text:span text:style-name="T9">new</text:span><text:span text:style-name="T7"> ObjectInputStream(</text:span><text:span text:style-name="T9">new</text:span><text:span text:style-name="T7"> FileInputStream(nameOfFile));</text:span></text:p>
      <text:p text:style-name="P7"><text:tab/><text:tab/>ArrayList&lt;String&gt; object=<text:span text:style-name="T13">(ArrayList&lt;String&gt;)file.readObject()</text:span>;</text:p>
      <text:p text:style-name="P5"><text:span text:style-name="T7"><text:tab/><text:tab/></text:span><text:span text:style-name="T9">for</text:span><text:span text:style-name="T7">( </text:span><text:span text:style-name="T9">int</text:span><text:span text:style-name="T7"> i=0; i&lt;object.size();i++){</text:span></text:p>
      <text:p text:style-name="P5"><text:span text:style-name="T7"><text:tab/><text:tab/><text:tab/></text:span><text:span text:style-name="T15">lines</text:span><text:span text:style-name="T7">.add(object.get(i));</text:span></text:p>
      <text:p text:style-name="P7"><text:tab/><text:tab/>}</text:p>
      <text:p text:style-name="P5"><text:soft-page-break/><text:span text:style-name="T7"><text:tab/><text:tab/></text:span><text:span text:style-name="T9">if</text:span><text:span text:style-name="T7">(file!=</text:span><text:span text:style-name="T9">null</text:span><text:span text:style-name="T7">)</text:span></text:p>
      <text:p text:style-name="P7"><text:tab/><text:tab/><text:tab/>file.close();</text:p>
      <text:p text:style-name="P7"><text:tab/>}</text:p>
      <text:p text:style-name="P5"><text:span text:style-name="T7"><text:tab/></text:span><text:span text:style-name="T10">/**</text:span></text:p>
      <text:p text:style-name="P6"><text:tab/> * The method for the printing strings </text:p>
      <text:p text:style-name="P5"><text:span text:style-name="T10"><text:tab/> * of the CSV</text:span><text:span text:style-name="T12">-</text:span><text:span text:style-name="T10">file to the console</text:span></text:p>
      <text:p text:style-name="P6"><text:tab/> */</text:p>
      <text:p text:style-name="P5"><text:span text:style-name="T7"><text:tab/></text:span><text:span text:style-name="T9">public</text:span><text:span text:style-name="T7"> </text:span><text:span text:style-name="T9">void</text:span><text:span text:style-name="T7"> print(){</text:span></text:p>
      <text:p text:style-name="P5"><text:span text:style-name="T7"><text:tab/><text:tab/></text:span><text:span text:style-name="T9">for</text:span><text:span text:style-name="T7">(</text:span><text:span text:style-name="T9">int</text:span><text:span text:style-name="T7"> i=0; i&lt;</text:span><text:span text:style-name="T15">lines</text:span><text:span text:style-name="T7">.size();i++){</text:span></text:p>
      <text:p text:style-name="P5"><text:span text:style-name="T7"><text:tab/><text:tab/><text:tab/>System.</text:span><text:span text:style-name="T16">out</text:span><text:span text:style-name="T7">.println(</text:span><text:span text:style-name="T15">lines</text:span><text:span text:style-name="T7">.get(i));</text:span></text:p>
      <text:p text:style-name="P7"><text:tab/><text:tab/>}</text:p>
      <text:p text:style-name="P7"><text:tab/>}</text:p>
      <text:p text:style-name="P7">}</text:p>
      <text:p text:style-name="P2"/>
      <text:p text:style-name="P2">Класс TestIO </text:p>
      <text:p text:style-name="P3"><text:span text:style-name="T9">package</text:span> com.lab111.Lab2;</text:p>
      <text:p text:style-name="P5"/>
      <text:p text:style-name="P5"><text:span text:style-name="T9">import</text:span><text:span text:style-name="T7"> java.io.BufferedReader;</text:span></text:p>
      <text:p text:style-name="P5"><text:span text:style-name="T9">import</text:span><text:span text:style-name="T7"> java.io.File;</text:span></text:p>
      <text:p text:style-name="P5"><text:span text:style-name="T9">import</text:span><text:span text:style-name="T7"> java.io.FileNotFoundException;</text:span></text:p>
      <text:p text:style-name="P5"><text:span text:style-name="T9">import</text:span><text:span text:style-name="T7"> java.io.IOException;</text:span></text:p>
      <text:p text:style-name="P5"><text:span text:style-name="T9">import</text:span><text:span text:style-name="T7"> java.io.InputStreamReader;</text:span></text:p>
      <text:p text:style-name="P6">/**</text:p>
      <text:p text:style-name="P6"><text:s/>* Class implements the user interaction and </text:p>
      <text:p text:style-name="P6"><text:s/>* class CSVProcessor. All exceptions are </text:p>
      <text:p text:style-name="P6"><text:s/>* processed in this class.</text:p>
      <text:p text:style-name="P5"><text:span text:style-name="T10"><text:s/>* </text:span><text:span text:style-name="T14">@author</text:span><text:span text:style-name="T10"> </text:span><text:span text:style-name="T11">yozhik</text:span></text:p>
      <text:p text:style-name="P6"><text:s/>*/</text:p>
      <text:p text:style-name="P5"><text:span text:style-name="T9">public</text:span><text:span text:style-name="T7"> </text:span><text:span text:style-name="T9">class</text:span><text:span text:style-name="T7"> TestIO{</text:span></text:p>
      <text:p text:style-name="P5"><text:span text:style-name="T7"><text:tab/></text:span><text:span text:style-name="T10">/**</text:span></text:p>
      <text:p text:style-name="P6"><text:tab/> * Main class</text:p>
      <text:p text:style-name="P5"><text:span text:style-name="T10"><text:tab/> * </text:span><text:span text:style-name="T14">@param</text:span><text:span text:style-name="T10"> args</text:span></text:p>
      <text:p text:style-name="P5"><text:span text:style-name="T10"><text:tab/> * </text:span><text:span text:style-name="T14">@throws</text:span><text:span text:style-name="T10"> IOException</text:span></text:p>
      <text:p text:style-name="P5"><text:span text:style-name="T10"><text:tab/> * </text:span><text:span text:style-name="T14">@throws</text:span><text:span text:style-name="T10"> ClassNotFoundException</text:span></text:p>
      <text:p text:style-name="P6"><text:tab/> */</text:p>
      <text:p text:style-name="P5"><text:span text:style-name="T7"><text:tab/></text:span><text:span text:style-name="T9">public</text:span><text:span text:style-name="T7"> </text:span><text:span text:style-name="T9">static</text:span><text:span text:style-name="T7"> </text:span><text:span text:style-name="T9">void</text:span><text:span text:style-name="T7"> main (String[] args) </text:span><text:span text:style-name="T9">throws</text:span><text:span text:style-name="T7"> FileNotFoundException,IOException, ClassNotFoundException{</text:span></text:p>
      <text:p text:style-name="P5"><text:span text:style-name="T7"><text:tab/><text:tab/>CSVProcessor csv=</text:span><text:span text:style-name="T9">null</text:span><text:span text:style-name="T7">;</text:span></text:p>
      <text:p text:style-name="P5"><text:span text:style-name="T7"><text:tab/><text:tab/>File file=</text:span><text:span text:style-name="T9">new</text:span><text:span text:style-name="T7"> File(</text:span><text:span text:style-name="T17">"serialized.dat"</text:span><text:span text:style-name="T7">);</text:span></text:p>
      <text:p text:style-name="P5"><text:span text:style-name="T7"><text:tab/><text:tab/></text:span><text:span text:style-name="T9">if</text:span><text:span text:style-name="T7"> (file.exists()){</text:span></text:p>
      <text:p text:style-name="P5"><text:span text:style-name="T7"><text:tab/><text:tab/><text:tab/>csv=</text:span><text:span text:style-name="T9">new</text:span><text:span text:style-name="T7"> CSVProcessor();</text:span></text:p>
      <text:p text:style-name="P5"><text:span text:style-name="T7"><text:tab/><text:tab/><text:tab/>System.</text:span><text:span text:style-name="T16">out</text:span><text:span text:style-name="T7">.print(</text:span><text:span text:style-name="T17">"Deserializing file 'serialized.dat' ... "</text:span><text:span text:style-name="T7">);</text:span></text:p>
      <text:p text:style-name="P5"><text:span text:style-name="T7"><text:tab/><text:tab/><text:tab/></text:span><text:span text:style-name="T9">try</text:span><text:span text:style-name="T7">{</text:span></text:p>
      <text:p text:style-name="P5"><text:span text:style-name="T7"><text:tab/><text:tab/><text:tab/><text:tab/>csv.deserializeObject(</text:span><text:span text:style-name="T17">"serialized.dat"</text:span><text:span text:style-name="T7">);</text:span></text:p>
      <text:p text:style-name="P5"><text:span text:style-name="T7"><text:tab/><text:tab/><text:tab/>}</text:span><text:span text:style-name="T9">catch</text:span><text:span text:style-name="T7">(FileNotFoundException e1){</text:span></text:p>
      <text:p text:style-name="P5"><text:span text:style-name="T7"><text:tab/><text:tab/><text:tab/><text:tab/>System.</text:span><text:span text:style-name="T16">out</text:span><text:span text:style-name="T7">.println(</text:span><text:span text:style-name="T17">"FileNotFoundException!!! The object was not deserialized!!!"</text:span><text:span text:style-name="T7">);</text:span></text:p>
      <text:p text:style-name="P5"><text:span text:style-name="T7"><text:tab/><text:tab/><text:tab/><text:tab/></text:span><text:span text:style-name="T9">throw</text:span><text:span text:style-name="T7"> e1;</text:span></text:p>
      <text:p text:style-name="P7"><text:tab/><text:tab/><text:tab/>}</text:p>
      <text:p text:style-name="P5"><text:span text:style-name="T7"><text:tab/><text:tab/><text:tab/></text:span><text:span text:style-name="T9">catch</text:span><text:span text:style-name="T7">(ClassNotFoundException e2){</text:span></text:p>
      <text:p text:style-name="P5"><text:span text:style-name="T7"><text:tab/><text:tab/><text:tab/><text:tab/>System.</text:span><text:span text:style-name="T16">out</text:span><text:span text:style-name="T7">.println(</text:span><text:span text:style-name="T17">"ClassNotFoundException!!! The object was not deserialized!!"</text:span><text:span text:style-name="T7">);</text:span></text:p>
      <text:p text:style-name="P5"><text:span text:style-name="T7"><text:tab/><text:tab/><text:tab/><text:tab/></text:span><text:span text:style-name="T9">throw</text:span><text:span text:style-name="T7"> e2;</text:span></text:p>
      <text:p text:style-name="P7"><text:tab/><text:tab/><text:tab/>}</text:p>
      <text:p text:style-name="P5"><text:span text:style-name="T7"><text:tab/><text:tab/><text:tab/></text:span><text:span text:style-name="T9">catch</text:span><text:span text:style-name="T7">(IOException e3){</text:span></text:p>
      <text:p text:style-name="P5"><text:span text:style-name="T7"><text:tab/><text:tab/><text:tab/><text:tab/></text:span><text:span text:style-name="T9">throw</text:span><text:span text:style-name="T7"> e3;</text:span></text:p>
      <text:p text:style-name="P7"><text:tab/><text:tab/><text:tab/>}</text:p>
      <text:p text:style-name="P5"><text:span text:style-name="T7"><text:tab/><text:tab/><text:tab/>System.</text:span><text:span text:style-name="T16">out</text:span><text:span text:style-name="T7">.println(</text:span><text:span text:style-name="T17">"Done!"</text:span><text:span text:style-name="T7">);</text:span></text:p>
      <text:p text:style-name="P7"><text:tab/><text:tab/>}</text:p>
      <text:p text:style-name="P5"><text:span text:style-name="T7"><text:tab/><text:tab/></text:span><text:span text:style-name="T9">else</text:span><text:span text:style-name="T7">{</text:span></text:p>
      <text:p text:style-name="P5"><text:span text:style-name="T7"><text:tab/><text:tab/><text:tab/>BufferedReader consoleIn=</text:span><text:span text:style-name="T9">new</text:span><text:span text:style-name="T7"> BufferedReader(</text:span><text:span text:style-name="T9">new</text:span><text:span text:style-name="T7"> InputStreamReader(System.</text:span><text:span text:style-name="T16">in</text:span><text:span text:style-name="T7">));</text:span></text:p>
      <text:p text:style-name="P5"><text:span text:style-name="T7"><text:tab/><text:tab/><text:tab/></text:span><text:span text:style-name="T9">int</text:span><text:span text:style-name="T7"> counter=0;</text:span></text:p>
      <text:p text:style-name="P5"><text:span text:style-name="T7"><text:tab/><text:tab/><text:tab/></text:span><text:span text:style-name="T9">boolean</text:span><text:span text:style-name="T7"> done=</text:span><text:span text:style-name="T9">true</text:span><text:span text:style-name="T7">;</text:span></text:p>
      <text:p text:style-name="P5"><text:soft-page-break/><text:span text:style-name="T7"><text:tab/><text:tab/><text:tab/></text:span><text:span text:style-name="T9">while</text:span><text:span text:style-name="T7">(done){</text:span></text:p>
      <text:p text:style-name="P5"><text:span text:style-name="T7"><text:tab/><text:tab/><text:tab/><text:tab/></text:span><text:span text:style-name="T9">try</text:span><text:span text:style-name="T7">{</text:span></text:p>
      <text:p text:style-name="P5"><text:span text:style-name="T7"><text:tab/><text:tab/><text:tab/><text:tab/><text:tab/>csv=</text:span><text:span text:style-name="T9">new</text:span><text:span text:style-name="T7"> CSVProcessor();</text:span></text:p>
      <text:p text:style-name="P5"><text:span text:style-name="T7"><text:tab/><text:tab/><text:tab/><text:tab/><text:tab/>System.</text:span><text:span text:style-name="T16">out</text:span><text:span text:style-name="T7">.println(</text:span><text:span text:style-name="T17">"Enter name of CSV-file:"</text:span><text:span text:style-name="T7">);</text:span></text:p>
      <text:p text:style-name="P7"><text:tab/><text:tab/><text:tab/><text:tab/><text:tab/>String nameOfFile = consoleIn.readLine();</text:p>
      <text:p text:style-name="P7"><text:tab/><text:tab/><text:tab/><text:tab/><text:tab/>csv.readFromFile(nameOfFile);</text:p>
      <text:p text:style-name="P5"><text:span text:style-name="T7"><text:tab/><text:tab/><text:tab/><text:tab/><text:tab/>System.</text:span><text:span text:style-name="T16">out</text:span><text:span text:style-name="T7">.println(</text:span><text:span text:style-name="T17">"Reading data from file '"</text:span><text:span text:style-name="T7">+nameOfFile+</text:span><text:span text:style-name="T17">"' ... Done!"</text:span><text:span text:style-name="T7">);</text:span></text:p>
      <text:p text:style-name="P5"><text:span text:style-name="T7"><text:tab/><text:tab/><text:tab/><text:tab/><text:tab/>System.</text:span><text:span text:style-name="T16">out</text:span><text:span text:style-name="T7">.print(</text:span><text:span text:style-name="T17">"Serializing of array to the file "</text:span><text:span text:style-name="T7">+nameOfFile+</text:span><text:span text:style-name="T17">" ... "</text:span><text:span text:style-name="T7">);</text:span></text:p>
      <text:p text:style-name="P5"><text:span text:style-name="T7"><text:tab/><text:tab/><text:tab/><text:tab/><text:tab/>csv.serializeObject(</text:span><text:span text:style-name="T17">"serialized.dat"</text:span><text:span text:style-name="T7">);</text:span></text:p>
      <text:p text:style-name="P5"><text:span text:style-name="T7"><text:tab/><text:tab/><text:tab/><text:tab/><text:tab/>System.</text:span><text:span text:style-name="T16">out</text:span><text:span text:style-name="T7">.println(</text:span><text:span text:style-name="T17">"Done!"</text:span><text:span text:style-name="T7">);</text:span></text:p>
      <text:p text:style-name="P5"><text:span text:style-name="T7"><text:tab/><text:tab/><text:tab/><text:tab/><text:tab/>done=</text:span><text:span text:style-name="T9">false</text:span><text:span text:style-name="T7">;</text:span></text:p>
      <text:p text:style-name="P5"><text:span text:style-name="T7"><text:tab/><text:tab/><text:tab/><text:tab/>}</text:span><text:span text:style-name="T9">catch</text:span><text:span text:style-name="T7">(FileNotFoundException e1){</text:span></text:p>
      <text:p text:style-name="P5"><text:span text:style-name="T7"><text:tab/><text:tab/><text:tab/><text:tab/><text:tab/>System.</text:span><text:span text:style-name="T16">out</text:span><text:span text:style-name="T7">.println(</text:span><text:span text:style-name="T17">"Wrong name of file! Please try again"</text:span><text:span text:style-name="T7">);</text:span></text:p>
      <text:p text:style-name="P7"><text:tab/><text:tab/><text:tab/><text:tab/><text:tab/>counter++;</text:p>
      <text:p text:style-name="P5"><text:span text:style-name="T7"><text:tab/><text:tab/><text:tab/><text:tab/><text:tab/></text:span><text:span text:style-name="T9">if</text:span><text:span text:style-name="T7"> (counter==3)</text:span></text:p>
      <text:p text:style-name="P5"><text:span text:style-name="T7"><text:tab/><text:tab/><text:tab/><text:tab/><text:tab/><text:tab/></text:span><text:span text:style-name="T9">throw</text:span><text:span text:style-name="T7"> e1;</text:span></text:p>
      <text:p text:style-name="P7"><text:tab/><text:tab/><text:tab/><text:tab/>}</text:p>
      <text:p text:style-name="P5"><text:span text:style-name="T7"><text:tab/><text:tab/><text:tab/><text:tab/></text:span><text:span text:style-name="T9">catch</text:span><text:span text:style-name="T7">(IOException e2){</text:span></text:p>
      <text:p text:style-name="P5"><text:span text:style-name="T7"><text:tab/><text:tab/><text:tab/><text:tab/><text:tab/></text:span><text:span text:style-name="T9">throw</text:span><text:span text:style-name="T7"> e2;</text:span></text:p>
      <text:p text:style-name="P7"><text:tab/><text:tab/><text:tab/><text:tab/><text:tab/></text:p>
      <text:p text:style-name="P7"><text:tab/><text:tab/><text:tab/><text:tab/>}</text:p>
      <text:p text:style-name="P7"><text:tab/><text:tab/><text:tab/>}</text:p>
      <text:p text:style-name="P7"><text:tab/><text:tab/>}</text:p>
      <text:p text:style-name="P5"><text:span text:style-name="T7"><text:tab/><text:tab/></text:span><text:span text:style-name="T9">if</text:span><text:span text:style-name="T7"> (csv!=</text:span><text:span text:style-name="T9">null</text:span><text:span text:style-name="T7">){</text:span></text:p>
      <text:p text:style-name="P5"><text:span text:style-name="T7"><text:tab/><text:tab/><text:tab/>System.</text:span><text:span text:style-name="T16">out</text:span><text:span text:style-name="T7">.println(</text:span><text:span text:style-name="T17">"CSV-file contents:"</text:span><text:span text:style-name="T7">);</text:span></text:p>
      <text:p text:style-name="P7"><text:tab/><text:tab/><text:tab/>csv.print();</text:p>
      <text:p text:style-name="P7"><text:tab/><text:tab/>}</text:p>
      <text:p text:style-name="P7"><text:tab/>}</text:p>
      <text:p text:style-name="P7"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/>
    <style:font-face style:name="Verdana" svg:font-family="Verdana, sans-serif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6cm" fo:margin-bottom="1.976cm" fo:margin-left="0.661cm" fo:margin-right="0.8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zhik </meta:initial-creator>
    <meta:creation-date>2011-02-22T22:01:55</meta:creation-date>
    <dc:date>2011-02-22T23:49:09</dc:date>
    <dc:creator>yozhik </dc:creator>
    <meta:editing-duration>PT00H14M33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5" meta:paragraph-count="185" meta:word-count="656" meta:character-count="6330"/>
  </office:meta>
</office:document-meta>
</file>